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8080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1.5cm" svg:y="15.052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6.06cm" svg:height="0.963cm" svg:x="13cm" svg:y="15.589cm">
          <draw:text-box>
            <text:p>(not so happy) User</text:p>
          </draw:text-box>
        </draw:frame>
        <draw:frame draw:style-name="gr2" draw:text-style-name="P2" draw:layer="layout" svg:width="3.876cm" svg:height="0.725cm" svg:x="11.5cm" svg:y="12.412cm">
          <draw:text-box>
            <text:p text:style-name="P2"><text:span text:style-name="T1">nagios.cmd (pipe)</text:span></text:p>
          </draw:text-box>
        </draw:frame>
        <draw:rect draw:style-name="gr3" draw:text-style-name="P1" draw:layer="layout" svg:width="4cm" svg:height="2cm" svg:x="12cm" svg:y="7.052cm">
          <text:p text:style-name="P1">Nagios 1</text:p>
        </draw:rect>
        <draw:rect draw:style-name="gr3" draw:text-style-name="P1" draw:layer="layout" svg:width="4cm" svg:height="2cm" svg:x="16.5cm" svg:y="7.052cm">
          <text:p text:style-name="P1">Nagios 2</text:p>
        </draw:rect>
        <draw:rect draw:style-name="gr3" draw:text-style-name="P1" draw:layer="layout" svg:width="4cm" svg:height="2cm" svg:x="21cm" svg:y="7.052cm">
          <text:p text:style-name="P1">Nagios 3</text:p>
        </draw:rect>
        <draw:line draw:style-name="gr4" draw:text-style-name="P1" draw:layer="layout" svg:x1="12.5cm" svg:y1="14.052cm" svg:x2="12.5cm" svg:y2="13.052cm">
          <text:p/>
        </draw:line>
        <draw:frame draw:style-name="gr2" draw:text-style-name="P2" draw:layer="layout" svg:width="2.691cm" svg:height="0.725cm" svg:x="12.5cm" svg:y="13.052cm">
          <draw:text-box>
            <text:p><text:span text:style-name="T1">Give orders</text:span></text:p>
          </draw:text-box>
        </draw:frame>
        <draw:line draw:style-name="gr5" draw:text-style-name="P1" draw:layer="layout" svg:x1="14.093cm" svg:y1="7.052cm" svg:x2="14.093cm" svg:y2="5.052cm">
          <text:p/>
        </draw:line>
        <draw:frame draw:style-name="gr2" draw:text-style-name="P2" draw:layer="layout" svg:width="8.651cm" svg:height="0.725cm" svg:x="14.349cm" svg:y="3.775cm">
          <draw:text-box>
            <text:p><text:span text:style-name="T1">Send mail, fill RSS, raise event handler, etc</text:span></text:p>
          </draw:text-box>
        </draw:frame>
        <draw:line draw:style-name="gr5" draw:text-style-name="P1" draw:layer="layout" svg:x1="13.5cm" svg:y1="9.052cm" svg:x2="13.5cm" svg:y2="10.552cm">
          <text:p/>
        </draw:line>
        <draw:frame draw:style-name="gr2" draw:text-style-name="P2" draw:layer="layout" svg:width="11.581cm" svg:height="0.725cm" svg:x="12cm" svg:y="10.552cm">
          <draw:text-box>
            <text:p><text:span text:style-name="T1">Launch nagios plugins (ex: check_tcp -H mail-server -p 25)</text:span></text:p>
          </draw:text-box>
        </draw:frame>
        <draw:ellipse draw:style-name="gr6" draw:text-style-name="P1" draw:layer="layout" svg:width="3cm" svg:height="2cm" svg:x="4.5cm" svg:y="14.052cm">
          <text:p text:style-name="P1">conf</text:p>
        </draw:ellipse>
        <draw:ellipse draw:style-name="gr6" draw:text-style-name="P3" draw:layer="layout" svg:width="1.5cm" svg:height="1cm" svg:x="11.5cm" svg:y="9.052cm">
          <text:p text:style-name="P1"><text:span text:style-name="T1">Conf part 1</text:span></text:p>
        </draw:ellipse>
        <draw:ellipse draw:style-name="gr6" draw:text-style-name="P3" draw:layer="layout" svg:width="1.5cm" svg:height="1cm" svg:x="16.5cm" svg:y="9.052cm">
          <text:p text:style-name="P1"><text:span text:style-name="T1">Conf part 2</text:span></text:p>
        </draw:ellipse>
        <draw:ellipse draw:style-name="gr6" draw:text-style-name="P3" draw:layer="layout" svg:width="1.5cm" svg:height="1cm" svg:x="21cm" svg:y="9.052cm">
          <text:p text:style-name="P1"><text:span text:style-name="T1">Conf part 3</text:span></text:p>
        </draw:ellipse>
        <draw:frame draw:style-name="gr2" draw:text-style-name="P2" draw:layer="layout" svg:width="3.491cm" svg:height="2.147cm" svg:x="7.5cm" svg:y="15.353cm">
          <draw:text-box>
            <text:p><text:span text:style-name="T1">User cuts </text:span></text:p>
            <text:p><text:span text:style-name="T1">the conf himself</text:span></text:p>
            <text:p><text:span text:style-name="T1">and send to </text:span></text:p>
            <text:p><text:span text:style-name="T1">nagios servers</text:span></text:p>
          </draw:text-box>
        </draw:frame>
        <draw:line draw:style-name="gr5" draw:text-style-name="P1" draw:layer="layout" svg:x1="11cm" svg:y1="15.052cm" svg:x2="7.5cm" svg:y2="15.052cm">
          <text:p/>
        </draw:line>
        <draw:line draw:style-name="gr5" draw:text-style-name="P1" draw:layer="layout" svg:x1="18.5cm" svg:y1="9.052cm" svg:x2="18.5cm" svg:y2="10.552cm">
          <text:p/>
        </draw:line>
        <draw:line draw:style-name="gr5" draw:text-style-name="P1" draw:layer="layout" svg:x1="22.5cm" svg:y1="9.052cm" svg:x2="22.5cm" svg:y2="10.552cm">
          <text:p/>
        </draw:line>
        <draw:line draw:style-name="gr5" draw:text-style-name="P1" draw:layer="layout" svg:x1="18.5cm" svg:y1="7.052cm" svg:x2="18.5cm" svg:y2="5.052cm">
          <text:p/>
        </draw:line>
        <draw:line draw:style-name="gr5" draw:text-style-name="P1" draw:layer="layout" svg:x1="21.5cm" svg:y1="7.052cm" svg:x2="21.5cm" svg:y2="5.052cm">
          <text:p/>
        </draw:line>
        <draw:frame draw:style-name="gr2" draw:text-style-name="P2" draw:layer="layout" svg:width="3.876cm" svg:height="0.725cm" svg:x="16.5cm" svg:y="12.552cm">
          <draw:text-box>
            <text:p text:style-name="P2"><text:span text:style-name="T1">nagios.cmd (pipe)</text:span></text:p>
          </draw:text-box>
        </draw:frame>
        <draw:line draw:style-name="gr4" draw:text-style-name="P1" draw:layer="layout" svg:x1="17.5cm" svg:y1="14.192cm" svg:x2="17.5cm" svg:y2="13.192cm">
          <text:p/>
        </draw:line>
        <draw:frame draw:style-name="gr2" draw:text-style-name="P2" draw:layer="layout" svg:width="2.691cm" svg:height="0.725cm" svg:x="17.5cm" svg:y="13.192cm">
          <draw:text-box>
            <text:p><text:span text:style-name="T1">Give orders</text:span></text:p>
          </draw:text-box>
        </draw:frame>
        <draw:frame draw:style-name="gr2" draw:text-style-name="P2" draw:layer="layout" svg:width="3.876cm" svg:height="0.725cm" svg:x="21.124cm" svg:y="12.552cm">
          <draw:text-box>
            <text:p text:style-name="P2"><text:span text:style-name="T1">nagios.cmd (pipe)</text:span></text:p>
          </draw:text-box>
        </draw:frame>
        <draw:line draw:style-name="gr4" draw:text-style-name="P1" draw:layer="layout" svg:x1="22.124cm" svg:y1="14.192cm" svg:x2="22.124cm" svg:y2="13.192cm">
          <text:p/>
        </draw:line>
        <draw:frame draw:style-name="gr2" draw:text-style-name="P2" draw:layer="layout" svg:width="2.691cm" svg:height="0.725cm" svg:x="22.124cm" svg:y="13.192cm">
          <draw:text-box>
            <text:p><text:span text:style-name="T1">Give orders</text:span></text:p>
          </draw:text-box>
        </draw:frame>
        <draw:frame draw:style-name="gr2" draw:text-style-name="P2" draw:layer="layout" svg:width="1.586cm" svg:height="0.725cm" svg:x="14.5cm" svg:y="4.5cm">
          <draw:text-box>
            <text:p><text:span text:style-name="T1">Rss 1</text:span></text:p>
          </draw:text-box>
        </draw:frame>
        <draw:frame draw:style-name="gr2" draw:text-style-name="P2" draw:layer="layout" svg:width="1.586cm" svg:height="0.725cm" svg:x="18.77cm" svg:y="4.5cm">
          <draw:text-box>
            <text:p><text:span text:style-name="T1">Rss 2</text:span></text:p>
          </draw:text-box>
        </draw:frame>
        <draw:frame draw:style-name="gr2" draw:text-style-name="P2" draw:layer="layout" svg:width="1.586cm" svg:height="0.725cm" svg:x="21.77cm" svg:y="4.5cm">
          <draw:text-box>
            <text:p><text:span text:style-name="T1">Rss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07-08T16:29:11.30</dc:date>
    <dc:creator>No LUA Thanks.</dc:creator>
    <meta:editing-duration>PT00H37M19S</meta:editing-duration>
    <meta:editing-cycles>7</meta:editing-cycles>
    <meta:generator>OpenOffice.org/3.1$Win32 OpenOffice.org_project/310m11$Build-9399</meta:generator>
    <meta:document-statistic meta:object-count="31"/>
  </office:meta>
</office:document-meta>
</file>